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Frutiger LT Std 45 Light" svg:font-family="Frutiger LT Std 45 Light"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1666in" fo:line-height="115%"/>
      <style:text-properties style:font-name="Arial" style:font-name-complex="Arial" fo:font-weight="bold" style:font-weight-asian="bold" style:font-weight-complex="bold" fo:text-transform="uppercase" fo:font-size="14pt" style:font-size-asian="14pt" style:font-size-complex="14pt"/>
    </style:style>
    <style:style style:name="P7" style:parent-style-name="Normal" style:family="paragraph">
      <style:paragraph-properties fo:margin-bottom="0.1666in" fo:line-height="115%"/>
    </style:style>
    <style:style style:name="T8" style:parent-style-name="DefaultParagraphFont" style:family="text">
      <style:text-properties style:font-name="Arial" style:font-name-complex="Arial" fo:font-weight="bold" style:font-weight-asian="bold" style:font-weight-complex="bold" fo:font-style="italic" style:font-style-asian="italic" style:font-style-complex="italic" fo:text-transform="uppercase" fo:font-size="14pt" style:font-size-asian="14pt" style:font-size-complex="14pt"/>
    </style:style>
    <style:style style:name="P9" style:parent-style-name="Normal" style:family="paragraph">
      <style:paragraph-properties fo:margin-bottom="0.1666in" fo:line-height="115%"/>
    </style:style>
    <style:style style:name="T10" style:parent-style-name="StyleTimesNewRoman" style:family="text">
      <style:text-properties style:font-name="Arial" style:font-name-complex="Arial" fo:font-style="italic" style:font-style-asian="italic" fo:letter-spacing="-0.0041in" fo:font-size="12pt" style:font-size-asian="12pt" style:font-size-complex="12pt"/>
    </style:style>
    <style:style style:name="P11" style:parent-style-name="Normal" style:family="paragraph">
      <style:paragraph-properties fo:margin-bottom="0.1666in"/>
    </style:style>
    <style:style style:name="T12"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P13" style:parent-style-name="Normal" style:family="paragraph">
      <style:paragraph-properties fo:margin-bottom="0.1666in"/>
    </style:style>
    <style:style style:name="T14"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15"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16" style:parent-style-name="normaltextrun" style:family="text">
      <style:text-properties style:font-name="Arial" style:font-name-complex="Arial" fo:font-weight="bold" style:font-weight-asian="bold" style:font-weight-complex="bold" fo:font-size="12pt" style:font-size-asian="12pt" style:font-size-complex="12pt" fo:background-color="#FFFFFF"/>
    </style:style>
    <style:style style:name="P17" style:parent-style-name="Normal" style:family="paragraph">
      <style:paragraph-properties fo:margin-bottom="0.1666in"/>
      <style:text-properties style:font-name="Arial" style:font-name-complex="Arial" fo:font-weight="bold" style:font-weight-asian="bold" style:font-weight-complex="bold" fo:font-size="12pt" style:font-size-asian="12pt" style:font-size-complex="12pt"/>
    </style:style>
    <style:style style:name="P18" style:parent-style-name="Normal" style:family="paragraph">
      <style:paragraph-properties fo:margin-bottom="0.1666in"/>
    </style:style>
    <style:style style:name="T1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0"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P21" style:parent-style-name="Normal" style:family="paragraph">
      <style:paragraph-properties fo:margin-bottom="0.1666in"/>
    </style:style>
    <style:style style:name="T2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23" style:parent-style-name="Normal" style:family="paragraph">
      <style:text-properties style:font-name="Arial" style:font-name-complex="Arial" fo:font-weight="bold" style:font-weight-asian="bold" style:font-weight-complex="bold" fo:font-size="12pt" style:font-size-asian="12pt" style:font-size-complex="12pt"/>
    </style:style>
    <style:style style:name="P24" style:parent-style-name="Normal" style:family="paragraph">
      <style:paragraph-properties fo:margin-bottom="0.1666in"/>
    </style:style>
    <style:style style:name="T2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26" style:parent-style-name="Normal" style:family="paragraph">
      <style:paragraph-properties fo:margin-bottom="0.1666in"/>
    </style:style>
    <style:style style:name="T2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8" style:parent-style-name="Hyperlink" style:family="text">
      <style:text-properties style:font-name="Arial" style:font-name-complex="Arial" fo:font-weight="bold" style:font-weight-asian="bold" style:font-weight-complex="bold" fo:font-size="12pt" style:font-size-asian="12pt" style:font-size-complex="12pt"/>
    </style:style>
    <style:style style:name="T2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0"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31" style:parent-style-name="Hyperlink" style:family="text">
      <style:text-properties style:font-name="Arial" style:font-name-complex="Arial" fo:font-weight="bold" style:font-weight-asian="bold" style:font-weight-complex="bold" fo:font-size="12pt" style:font-size-asian="12pt" style:font-size-complex="12pt" fo:background-color="#FFFFFF"/>
    </style:style>
    <style:style style:name="P32" style:parent-style-name="StyleTimesNewRoman10ptBefore5ptAfter5pt1" style:family="paragraph">
      <style:paragraph-properties fo:margin-bottom="0.0833in"/>
      <style:text-properties style:font-name="Arial" style:font-name-complex="Arial" fo:font-size="12pt" style:font-size-asian="12pt" style:font-size-complex="12pt"/>
    </style:style>
    <style:style style:name="P33" style:parent-style-name="StyleTimesNewRoman10ptBefore5ptAfter5pt1" style:list-style-name="LFO2" style:family="paragraph">
      <style:paragraph-properties fo:margin-top="0in" fo:margin-bottom="0.0833in" fo:line-height="115%"/>
    </style:style>
    <style:style style:name="T34" style:parent-style-name="DefaultParagraphFont" style:family="text">
      <style:text-properties style:font-name="Arial" style:font-name-complex="Arial" fo:font-size="12pt" style:font-size-asian="12pt" style:font-size-complex="12pt"/>
    </style:style>
    <style:style style:name="T35" style:parent-style-name="StyleTimesNewRoman10ptItalic" style:family="text">
      <style:text-properties style:font-name="Arial" style:font-name-complex="Arial" fo:font-size="12pt" style:font-size-asian="12pt" style:font-size-complex="12pt"/>
    </style:style>
    <style:style style:name="P36" style:parent-style-name="Normal" style:family="paragraph">
      <style:paragraph-properties fo:margin-bottom="0.0833in" fo:line-height="115%" fo:text-indent="0.2479in">
        <style:tab-stops>
          <style:tab-stop style:type="right" style:leader-style="dotted" style:leader-text="·" style:position="7.268in"/>
        </style:tab-stops>
      </style:paragraph-properties>
    </style:style>
    <style:style style:name="T37" style:parent-style-name="StyleTimesNewRoman10pt" style:family="text">
      <style:text-properties style:font-name="Arial" style:font-name-complex="Arial" fo:font-size="12pt" style:font-size-asian="12pt" style:font-size-complex="12pt"/>
    </style:style>
    <style:style style:name="P38" style:parent-style-name="Normal" style:family="paragraph">
      <style:paragraph-properties fo:text-align="end" fo:margin-bottom="0.0833in" fo:line-height="115%" fo:text-indent="0.2479in"/>
    </style:style>
    <style:style style:name="P39" style:parent-style-name="Normal" style:family="paragraph">
      <style:paragraph-properties fo:text-align="end" fo:margin-bottom="0.0833in" fo:line-height="115%" fo:text-indent="0.2479in"/>
    </style:style>
    <style:style style:name="P40" style:parent-style-name="StyleTimesNewRoman10ptBefore5ptAfter5pt1" style:family="paragraph">
      <style:paragraph-properties fo:margin-top="0in" fo:margin-bottom="0.0833in" fo:line-height="115%" fo:margin-left="0.25in" fo:text-indent="-0.25in">
        <style:tab-stops/>
      </style:paragraph-properties>
    </style:style>
    <style:style style:name="T41" style:parent-style-name="DefaultParagraphFont"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44" style:parent-style-name="StyleTimesNewRoman10ptBefore5ptAfter5pt1" style:family="paragraph">
      <style:paragraph-properties fo:text-align="end" fo:margin-top="0in" fo:margin-bottom="0.0833in" fo:line-height="115%" fo:margin-left="0.2479in">
        <style:tab-stops/>
      </style:paragraph-properties>
      <style:text-properties style:font-name="Arial" style:font-name-complex="Arial" fo:font-size="12pt" style:font-size-asian="12pt" style:font-size-complex="12pt"/>
    </style:style>
    <style:style style:name="P45" style:parent-style-name="StyleTimesNewRoman10ptBefore5ptAfter5pt1" style:family="paragraph">
      <style:paragraph-properties fo:text-align="end" fo:margin-top="0in" fo:margin-bottom="0.0833in" fo:line-height="115%" fo:margin-left="0.25in">
        <style:tab-stops/>
      </style:paragraph-properties>
      <style:text-properties style:font-name="Arial" style:font-name-complex="Arial" fo:font-style="italic" style:font-style-asian="italic" style:font-style-complex="italic" fo:font-size="12pt" style:font-size-asian="12pt" style:font-size-complex="12pt"/>
    </style:style>
    <style:style style:name="P46" style:parent-style-name="StyleTimesNewRoman10ptBefore5ptAfter5pt1" style:family="paragraph">
      <style:paragraph-properties fo:margin-top="0in" fo:margin-bottom="0.0833in" fo:line-height="115%" fo:margin-left="0.2479in">
        <style:tab-stops/>
      </style:paragraph-properties>
    </style:style>
    <style:style style:name="T47" style:parent-style-name="DefaultParagraphFont"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49" style:parent-style-name="StyleTimesNewRoman10ptItalic" style:family="text">
      <style:text-properties style:font-name="Arial" style:font-name-complex="Arial" fo:font-size="12pt" style:font-size-asian="12pt" style:font-size-complex="12pt"/>
    </style:style>
    <style:style style:name="T50"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P51" style:parent-style-name="Normal" style:family="paragraph">
      <style:paragraph-properties fo:margin-bottom="0.0833in" fo:line-height="115%" fo:text-indent="0.2479in">
        <style:tab-stops>
          <style:tab-stop style:type="right" style:leader-style="dotted" style:leader-text="·" style:position="7.268in"/>
        </style:tab-stops>
      </style:paragraph-properties>
    </style:style>
    <style:style style:name="T52" style:parent-style-name="StyleTimesNewRoman10pt" style:family="text">
      <style:text-properties style:font-name="Arial" style:font-name-complex="Arial" fo:font-size="12pt" style:font-size-asian="12pt" style:font-size-complex="12pt"/>
    </style:style>
    <style:style style:name="P53" style:parent-style-name="Normal" style:family="paragraph">
      <style:paragraph-properties fo:margin-bottom="0.0833in" fo:line-height="115%" fo:text-indent="0.2479in">
        <style:tab-stops>
          <style:tab-stop style:type="right" style:leader-style="dotted" style:leader-text="·" style:position="7.268in"/>
        </style:tab-stops>
      </style:paragraph-properties>
    </style:style>
    <style:style style:name="T54" style:parent-style-name="StyleTimesNewRoman10pt" style:family="text">
      <style:text-properties style:font-name="Arial" style:font-name-complex="Arial" fo:font-size="12pt" style:font-size-asian="12pt" style:font-size-complex="12pt"/>
    </style:style>
    <style:style style:name="P55" style:parent-style-name="Normal" style:family="paragraph">
      <style:paragraph-properties fo:text-align="end" fo:margin-bottom="0.0833in" fo:line-height="115%" fo:text-indent="0.2479in"/>
    </style:style>
    <style:style style:name="P56" style:parent-style-name="Normal" style:family="paragraph">
      <style:paragraph-properties fo:text-align="end" fo:margin-bottom="0.0833in" fo:line-height="115%" fo:text-indent="0.25in"/>
    </style:style>
    <style:style style:name="P57" style:parent-style-name="StyleTimesNewRoman10ptBefore5ptAfter5pt1" style:list-style-name="LFO4" style:family="paragraph">
      <style:paragraph-properties fo:margin-top="0in" fo:margin-bottom="0.0833in" fo:line-height="115%" fo:margin-left="0.2479in">
        <style:tab-stops/>
      </style:paragraph-properties>
      <style:text-properties style:font-name="Arial" style:font-name-complex="Arial" fo:font-size="12pt" style:font-size-asian="12pt" style:font-size-complex="12pt"/>
    </style:style>
    <style:style style:name="P58" style:parent-style-name="StyleTimesNewRoman10ptBefore5ptAfter5pt1" style:family="paragraph">
      <style:paragraph-properties fo:margin-top="0in" fo:margin-bottom="0.0833in" fo:line-height="115%" fo:margin-left="0.2479in">
        <style:tab-stops/>
      </style:paragraph-properties>
      <style:text-properties style:font-name="Arial" style:font-name-complex="Arial" fo:font-size="12pt" style:font-size-asian="12pt" style:font-size-complex="12pt"/>
    </style:style>
    <style:style style:name="P59" style:parent-style-name="StyleTimesNewRoman10ptBefore5ptAfter5pt1" style:list-style-name="LFO3" style:family="paragraph">
      <style:paragraph-properties fo:margin-top="0in" fo:margin-bottom="0.0833in" fo:line-height="115%"/>
    </style:style>
    <style:style style:name="T60" style:parent-style-name="StyleTimesNewRoman10pt" style:family="text">
      <style:text-properties style:font-name="Arial" style:font-name-complex="Arial" fo:font-size="12pt" style:font-size-asian="12pt" style:font-size-complex="12pt"/>
    </style:style>
    <style:style style:name="T61" style:parent-style-name="StyleTimesNewRoman10pt" style:family="text">
      <style:text-properties style:font-name="Arial" style:font-name-complex="Arial" fo:font-size="12pt" style:font-size-asian="12pt" style:font-size-complex="12pt"/>
    </style:style>
    <style:style style:name="T62" style:parent-style-name="StyleTimesNewRoman10ptItalic" style:family="text">
      <style:text-properties style:font-name="Arial" style:font-name-complex="Arial" fo:font-size="12pt" style:font-size-asian="12pt" style:font-size-complex="12pt"/>
    </style:style>
    <style:style style:name="P63" style:parent-style-name="Normal" style:family="paragraph">
      <style:paragraph-properties fo:margin-bottom="0.0833in" fo:line-height="115%" fo:margin-left="0.2562in">
        <style:tab-stops/>
      </style:paragraph-properties>
    </style:style>
    <style:style style:name="P64"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65"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66" style:parent-style-name="StyleTimesNewRoman10ptItalic" style:family="text">
      <style:text-properties style:font-name="Arial" style:font-name-complex="Arial" fo:font-size="12pt" style:font-size-asian="12pt" style:font-size-complex="12pt"/>
    </style:style>
    <style:style style:name="P67"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68"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69" style:parent-style-name="StyleTimesNewRoman10ptItalic" style:family="text">
      <style:text-properties style:font-name="Arial" style:font-name-complex="Arial" fo:font-size="12pt" style:font-size-asian="12pt" style:font-size-complex="12pt"/>
    </style:style>
    <style:style style:name="P70"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71"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72" style:parent-style-name="StyleTimesNewRoman10ptItalic" style:family="text">
      <style:text-properties style:font-name="Arial" style:font-name-complex="Arial" fo:font-size="12pt" style:font-size-asian="12pt" style:font-size-complex="12pt"/>
    </style:style>
    <style:style style:name="P73" style:parent-style-name="Normal" style:family="paragraph">
      <style:paragraph-properties fo:text-align="end" fo:margin-bottom="0.0833in" fo:line-height="115%" fo:margin-left="0.2562in">
        <style:tab-stops/>
      </style:paragraph-properties>
    </style:style>
    <style:style style:name="P74"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75"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76" style:parent-style-name="StyleTimesNewRoman10ptItalic" style:family="text">
      <style:text-properties style:font-name="Arial" style:font-name-complex="Arial" fo:font-size="12pt" style:font-size-asian="12pt" style:font-size-complex="12pt"/>
    </style:style>
    <style:style style:name="P77" style:parent-style-name="Normal" style:family="paragraph">
      <style:paragraph-properties fo:margin-bottom="0.0833in" fo:line-height="115%" fo:margin-left="0.2562in">
        <style:tab-stops/>
      </style:paragraph-properties>
    </style:style>
    <style:style style:name="P78"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79"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80" style:parent-style-name="StyleTimesNewRoman10ptItalic" style:family="text">
      <style:text-properties style:font-name="Arial" style:font-name-complex="Arial" fo:font-size="12pt" style:font-size-asian="12pt" style:font-size-complex="12pt"/>
    </style:style>
    <style:style style:name="P81"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82"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83" style:parent-style-name="StyleTimesNewRoman10ptItalic" style:family="text">
      <style:text-properties style:font-name="Arial" style:font-name-complex="Arial" fo:font-size="12pt" style:font-size-asian="12pt" style:font-size-complex="12pt"/>
    </style:style>
    <style:style style:name="P84"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85"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86" style:parent-style-name="StyleTimesNewRoman10ptItalic" style:family="text">
      <style:text-properties style:font-name="Arial" style:font-name-complex="Arial" fo:font-size="12pt" style:font-size-asian="12pt" style:font-size-complex="12pt"/>
    </style:style>
    <style:style style:name="P87" style:parent-style-name="Normal" style:family="paragraph">
      <style:paragraph-properties fo:text-align="end" fo:margin-bottom="0.0833in" fo:line-height="115%" fo:margin-left="0.2562in">
        <style:tab-stops/>
      </style:paragraph-properties>
    </style:style>
    <style:style style:name="P88" style:parent-style-name="Normal" style:family="paragraph">
      <style:paragraph-properties fo:margin-bottom="0.0833in" fo:line-height="115%" fo:text-indent="0.2562in">
        <style:tab-stops>
          <style:tab-stop style:type="right" style:leader-style="dotted" style:leader-text="·" style:position="7.268in"/>
        </style:tab-stops>
      </style:paragraph-properties>
    </style:style>
    <style:style style:name="T89"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90" style:parent-style-name="StyleTimesNewRoman10ptItalic" style:family="text">
      <style:text-properties style:font-name="Arial" style:font-name-complex="Arial" fo:font-size="12pt" style:font-size-asian="12pt" style:font-size-complex="12pt"/>
    </style:style>
    <style:style style:name="P91" style:parent-style-name="Normal" style:family="paragraph">
      <style:paragraph-properties fo:margin-bottom="0.0833in" fo:line-height="115%" fo:margin-left="0.2562in">
        <style:tab-stops/>
      </style:paragraph-properties>
    </style:style>
    <style:style style:name="P92" style:parent-style-name="Normal" style:family="paragraph">
      <style:paragraph-properties fo:margin-bottom="0.0833in" fo:line-height="115%" fo:margin-left="0.2562in">
        <style:tab-stops/>
      </style:paragraph-properties>
    </style:style>
    <style:style style:name="T93"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94" style:parent-style-name="StyleTimesNewRoman10ptItalic" style:family="text">
      <style:text-properties style:font-name="Arial" style:font-name-complex="Arial" fo:font-size="12pt" style:font-size-asian="12pt" style:font-size-complex="12pt"/>
    </style:style>
    <style:style style:name="T95" style:parent-style-name="StyleTimesNewRoman10ptItalic"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font-size="12pt" style:font-size-asian="12pt" style:font-size-complex="12pt"/>
    </style:style>
    <style:style style:name="T97" style:parent-style-name="StyleTimesNewRoman10pt" style:family="text">
      <style:text-properties style:font-name="Arial" style:font-name-complex="Arial" fo:font-size="12pt" style:font-size-asian="12pt" style:font-size-complex="12pt"/>
    </style:style>
    <style:style style:name="P98" style:parent-style-name="Normal" style:family="paragraph">
      <style:paragraph-properties fo:margin-bottom="0.0833in" fo:line-height="115%" fo:margin-left="2in" fo:text-indent="0.5in">
        <style:tab-stops/>
      </style:paragraph-properties>
    </style:style>
    <style:style style:name="T99" style:parent-style-name="DefaultParagraphFont" style:family="text">
      <style:text-properties style:font-name="Arial" style:font-name-complex="Arial" fo:font-size="12pt" style:font-size-asian="12pt" style:font-size-complex="12pt"/>
    </style:style>
    <style:style style:name="P100" style:parent-style-name="Normal" style:family="paragraph">
      <style:paragraph-properties fo:margin-bottom="0.0833in" fo:line-height="115%" fo:margin-left="2in" fo:text-indent="0.5in">
        <style:tab-stops/>
      </style:paragraph-properties>
    </style:style>
    <style:style style:name="T101" style:parent-style-name="DefaultParagraphFont" style:family="text">
      <style:text-properties style:font-name="Arial" style:font-name-complex="Arial" fo:font-size="12pt" style:font-size-asian="12pt" style:font-size-complex="12pt"/>
    </style:style>
    <style:style style:name="T102" style:parent-style-name="StyleTimesNewRoman10pt" style:family="text">
      <style:text-properties style:font-name="Arial" style:font-name-complex="Arial" fo:font-size="12pt" style:font-size-asian="12pt" style:font-size-complex="12pt"/>
    </style:style>
    <style:style style:name="T103" style:parent-style-name="StyleTimesNewRoman10pt" style:family="text">
      <style:text-properties style:font-name="Arial" style:font-name-complex="Arial" fo:font-size="12pt" style:font-size-asian="12pt" style:font-size-complex="12pt"/>
    </style:style>
    <style:style style:name="P104"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05"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06" style:parent-style-name="StyleTimesNewRoman" style:family="text">
      <style:text-properties style:font-name="Arial" style:font-name-complex="Arial" fo:font-style="italic" style:font-style-asian="italic" style:font-style-complex="italic" fo:font-size="12pt" style:font-size-asian="12pt" style:font-size-complex="12pt"/>
    </style:style>
    <style:style style:name="P107" style:parent-style-name="Normal" style:family="paragraph">
      <style:paragraph-properties fo:margin-bottom="0.0694in" fo:line-height="115%"/>
    </style:style>
  </office:automatic-styles>
  <office:body>
    <office:text text:use-soft-page-breaks="true">
      <text:p text:style-name="P1">Notice REQUIRING possession of a property IN ENGLAND let on an Assured Shorthold Tenancy<text:s/></text:p>
      <text:p text:style-name="P7"><text:span text:style-name="T8">form NO. 6A</text:span></text:p>
      <text:p text:style-name="P9"><text:span text:style-name="T10">Housing Act 1988 section 21(1) and (4) (as amended)<text:s/></text:span></text:p>
      <text:p text:style-name="P11"><text:span text:style-name="T12">INFORMATION FOR THE TENANT</text:span></text:p>
      <text:p text:style-name="P13"><text:span text:style-name="T14">This notice tells you that your landlord requires possession of your home.<text:s/></text:span><text:span text:style-name="T15"><text:line-break/>You should read it carefully and</text:span><text:span text:style-name="T16"><text:s/>seek advice about your circumstances as quickly as possible.</text:span></text:p>
      <text:p text:style-name="P17">You are entitled to at least two months’ notice before being required to give up possession of your home. In some circumstances a longer notice period may be required.</text:p>
      <text:p text:style-name="P18"><text:span text:style-name="T19">If you do not leave your home by the date given in section 2, your landlord may apply to the court for an order under Section 21(1) or (4) of the Housing Act 1988 requiring you to give up possession.</text:span><text:span text:style-name="T20"><text:s/></text:span></text:p>
      <text:p text:style-name="P21"><text:span text:style-name="T22">If you are worried about this notice, and what you should do about it, take it immediately to Citizens Advice, a housing advice centre, a law centre or a solicitor.<text:s/></text:span></text:p>
      <text:p text:style-name="P23">If you are a debtor and you are in a ‘breathing space’, you should inform your debt advisor.</text:p>
      <text:p text:style-name="P24"><text:span text:style-name="T25">If you believe you are at risk of homelessness as a result of receiving this notice, you should contact your local authority for support.</text:span></text:p>
      <text:p text:style-name="P26"><text:span text:style-name="T27">Free independent advice is also available from Shelterline on 0808 800 4444 or via the Shelter website at:<text:s/></text:span><text:a xlink:href="https://gbr01.safelinks.protection.outlook.com/?url=https%3A%2F%2Fwww.shelter.org.uk%2F&amp;data=04|01|Mary.Martil%40communities.gov.uk|9f0a9ad71a8d406adf1708d96d5c5b3c|bf3468109c7d43dea87224a2ef3995a8|0|0|637661065711023946|Unknown|TWFpbGZsb3d8eyJWIjoiMC4wLjAwMDAiLCJQIjoiV2luMzIiLCJBTiI6Ik1haWwiLCJXVCI6Mn0%3D|1000&amp;sdata=m1Nv5%2BSQ1cOxWFc1Cni2rDh5mkRZJsQjZ8B6p638NXk%3D&amp;reserved=0" office:target-frame-name="_top" xlink:show="replace"><text:span text:style-name="T28">https://www.shelter.org.uk/</text:span></text:a><text:span text:style-name="T29">.</text:span></text:p>
      <text:p text:style-name="Normal"><text:span text:style-name="T30">Further information about this notice and the possession process can be found at:<text:s/></text:span><text:a xlink:href="https://gbr01.safelinks.protection.outlook.com/?url=https%3A%2F%2Fwww.gov.uk%2Fgovernment%2Fpublications%2Funderstanding-the-possession-action-process-guidance-for-landlords-and-tenants&amp;data=04|01|Mary.Martil%40communities.gov.uk|9f0a9ad71a8d406adf1708d96d5c5b3c|bf3468109c7d43dea87224a2ef3995a8|0|0|637661065711033897|Unknown|TWFpbGZsb3d8eyJWIjoiMC4wLjAwMDAiLCJQIjoiV2luMzIiLCJBTiI6Ik1haWwiLCJXVCI6Mn0%3D|1000&amp;sdata=X1TZ2u1Azb%2F%2Flx%2BOOy1BiWcej30YtRx1IYc6%2FIZlwnE%3D&amp;reserved=0" office:target-frame-name="_top" xlink:show="replace"><text:span text:style-name="T31">https://www.gov.uk/government/publications/understanding-the-possession-action-process-guidance-for-landlords-and-tenants</text:span></text:a></text:p>
      <text:p text:style-name="P32"/>
      <text:list text:style-name="LFO1">
        <text:list-item text:start-value="1">
          <text:p text:style-name="P33"><text:span text:style-name="T34">To: (</text:span><text:span text:style-name="T35">insert full name(s) of tenant(s))</text:span></text:p>
        </text:list-item>
      </text:list>
      <text:p text:style-name="P36"><text:span text:style-name="T37"><text:tab/></text:span></text:p>
      <text:p text:style-name="P38"/>
      <text:p text:style-name="P39"/>
      <text:p text:style-name="P40"><text:span text:style-name="T41">2.<text:s/></text:span><text:span text:style-name="T42"><text:tab/>You are required to leave the below address after:<text:s/></text:span><text:span text:style-name="T43">(insert calendar date)</text:span></text:p>
      <text:p text:style-name="P44"><text:s/></text:p>
      <text:p text:style-name="P45"/>
      <text:p text:style-name="P46"><text:span text:style-name="T47">If you do not leave, your landlord may apply to the court for an order under Section 21(1) or (4) of the Housing Act 1988 requiring you to give up possession of:<text:s/></text:span><text:span text:style-name="T48">(insert ad</text:span><text:span text:style-name="T49">dress of the property</text:span><text:span text:style-name="T50">)</text:span></text:p>
      <text:p text:style-name="P51"><text:span text:style-name="T52"><text:tab/></text:span></text:p>
      <text:p text:style-name="P53"><text:span text:style-name="T54"><text:tab/></text:span></text:p>
      <text:p text:style-name="P55"/>
      <text:p text:style-name="P56"/>
      <text:list text:style-name="LFO3">
        <text:list-item text:start-value="3">
          <text:p text:style-name="P57">If your landlord does not apply to the court within a given timeframe this notice will lapse. <text:s/>If you are entitled to more than 2 months’, notice your landlord can rely on this notice to apply to the court during the period of 4 months commencing from the date specified in section 2 above. <text:s/>In all other cases, your landlord can rely on this notice to apply to the court during the period of 6 months commencing from the date this notice is given to you. <text:s/></text:p>
        </text:list-item>
      </text:list>
      <text:p text:style-name="P58"/>
      <text:list text:style-name="LFO3" text:continue-numbering="true">
        <text:list-item>
          <text:p text:style-name="P59"><text:span text:style-name="T60">Name and address of landlord or landlord’s agent:</text:span><text:span text:style-name="T61"><text:line-break/></text:span><text:span text:style-name="T62">(To be completed in full by the landlord, or, in the case of joint landlords, at least one of the joint landlords, or by someone authorised to give notice on the landlord’s behalf.) <text:s/></text:span></text:p>
        </text:list-item>
      </text:list>
      <text:p text:style-name="P63"/>
      <text:p text:style-name="P64"><text:span text:style-name="T65">Signed</text:span><text:span text:style-name="T66"><text:tab/></text:span></text:p>
      <text:p text:style-name="P67"><text:span text:style-name="T68">Name<text:s/></text:span><text:span text:style-name="T69"><text:tab/></text:span></text:p>
      <text:p text:style-name="P70"><text:span text:style-name="T71">Address<text:s/></text:span><text:span text:style-name="T72"><text:tab/></text:span></text:p>
      <text:p text:style-name="P73"/>
      <text:p text:style-name="P74"><text:span text:style-name="T75">Telephone number</text:span><text:span text:style-name="T76"><text:tab/></text:span></text:p>
      <text:p text:style-name="P77"/>
      <text:p text:style-name="P78"><text:span text:style-name="T79">Signed</text:span><text:span text:style-name="T80"><text:tab/></text:span></text:p>
      <text:p text:style-name="P81"><text:span text:style-name="T82">Name<text:s/></text:span><text:span text:style-name="T83"><text:tab/></text:span></text:p>
      <text:p text:style-name="P84"><text:span text:style-name="T85">Address<text:s/></text:span><text:span text:style-name="T86"><text:tab/></text:span></text:p>
      <text:p text:style-name="P87"/>
      <text:p text:style-name="P88"><text:span text:style-name="T89">Telephone number</text:span><text:span text:style-name="T90"><text:tab/></text:span></text:p>
      <text:p text:style-name="P91"/>
      <text:p text:style-name="P92"><text:span text:style-name="T93">Capacity<text:s/></text:span><text:span text:style-name="T94">(please tick): <text:s text:c="3"/></text:span><text:span text:style-name="T95"><text:tab/></text:span><text:span text:style-name="T96"><text:s/></text:span><text:span text:style-name="T97">landlord <text:s text:c="6"/></text:span></text:p>
      <text:p text:style-name="P98"><text:span text:style-name="T99"><text:s/>joint landlord(s) <text:s text:c="6"/></text:span></text:p>
      <text:p text:style-name="P100"><text:span text:style-name="T101"><text:s/>landlord’s agent</text:span><text:span text:style-name="T102"><text:line-break/></text:span><text:span text:style-name="T103"><text:line-break/></text:span></text:p>
      <text:p text:style-name="P104"><text:span text:style-name="T105">Date</text:span><text:span text:style-name="T106"><text:tab/></text:span></text:p>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Frutiger LT Std 45 Light" svg:font-family="Frutiger LT Std 45 Ligh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bottom="0in" fo:line-height="100%" fo:margin-left="0.5in">
        <style:tab-stops/>
      </style:paragraph-properties>
      <style:text-properties style:font-name="Arial" style:font-name-asian="Times New Roman" fo:font-size="12pt" style:font-size-asian="12pt" style:font-size-complex="12pt" style:language-asian="en" style:country-asian="GB" fo:hyphenate="false"/>
    </style:style>
    <style:style style:name="StyleTimesNewRoman10ptBefore5ptAfter5pt1" style:display-name="Style Times New Roman 10 pt Before:  5 pt After:  5 pt1" style:family="paragraph" style:parent-style-name="Normal">
      <style:paragraph-properties fo:margin-top="0.0694in" fo:margin-bottom="0.0694in" fo:line-height="100%"/>
      <style:text-properties style:font-name="Frutiger LT Std 45 Light" style:font-name-asian="Times New Roman" fo:font-size="10pt" style:font-size-asian="10pt" style:font-size-complex="10pt" style:language-asian="en" style:country-asian="GB" fo:hyphenate="false"/>
    </style:style>
    <style:style style:name="StyleTimesNewRoman10ptItalic" style:display-name="Style Times New Roman 10 pt Italic" style:family="text">
      <style:text-properties style:font-name="Frutiger LT Std 45 Light" fo:font-style="italic" style:font-style-asian="italic" style:font-style-complex="italic" fo:font-size="10pt" style:font-size-asian="10pt"/>
    </style:style>
    <style:style style:name="StyleTimesNewRoman" style:display-name="Style Times New Roman" style:family="text">
      <style:text-properties style:font-name="Frutiger LT Std 45 Light"/>
    </style:style>
    <style:style style:name="StyleTimesNewRoman10pt" style:display-name="Style Times New Roman 10 pt" style:family="text">
      <style:text-properties style:font-name="Frutiger LT Std 45 Light" fo:font-size="10pt" style:font-size-asian="10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normaltextrun" style:display-name="normaltextrun"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fo:font-weight="bold" style:font-weight-asian="bold" style:font-weight-complex="bold"/>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fo:font-weight="bold" style:font-weight-asian="bold" style:font-weight-complex="bold"/>
    </style:style>
  </office:automatic-styles>
  <office:master-styles>
    <style:master-page style:name="MP0" style:page-layout-name="PL0">
      <style:footer>
        <text:p text:style-name="P2"><text:span text:style-name="T3">Page<text:s/></text:span><text:span text:style-name="T4"><text:page-number text:fixed="false">2</text:page-number></text:span><text:span text:style-name="T5"><text:s/>of<text:s/></text:span><text:span text:style-name="T6"><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keyword>Longer Notice Periods Sept 21 SI</meta:keyword>
    <meta:initial-creator>Mary Martil</meta:initial-creator>
    <dc:creator>Tariq Mohammed</dc:creator>
    <meta:creation-date>2025-12-18T12:15:00Z</meta:creation-date>
    <dc:date>2025-12-18T12:15:00Z</dc:date>
    <meta:template xlink:href="Normal" xlink:type="simple"/>
    <meta:editing-cycles>2</meta:editing-cycles>
    <meta:editing-duration>PT60S</meta:editing-duration>
    <meta:user-defined meta:name="ContentTypeId">0x010100173619ADFD787940A7DFEF512877A3C7</meta:user-defined>
    <meta:user-defined meta:name="TaxKeyword">420;#Longer Notice Periods Sept 21 SI|20699974-2fc5-4bca-91df-8290e54faec5</meta:user-defined>
    <meta:document-statistic meta:page-count="2" meta:paragraph-count="7" meta:word-count="531" meta:character-count="3557" meta:row-count="25" meta:non-whitespace-character-count="3033"/>
  </office:meta>
</office:document-meta>
</file>